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11cm"/>
    </style:style>
    <style:style style:name="co2" style:family="table-column">
      <style:table-column-properties fo:break-before="auto" style:column-width="3.717cm"/>
    </style:style>
    <style:style style:name="co3" style:family="table-column">
      <style:table-column-properties fo:break-before="auto" style:column-width="4.18cm"/>
    </style:style>
    <style:style style:name="co4" style:family="table-column">
      <style:table-column-properties fo:break-before="auto" style:column-width="1.939cm"/>
    </style:style>
    <style:style style:name="co5" style:family="table-column">
      <style:table-column-properties fo:break-before="auto" style:column-width="1.993cm"/>
    </style:style>
    <style:style style:name="ro1" style:family="table-row">
      <style:table-row-properties style:row-height="2.364cm" fo:break-before="auto" style:use-optimal-row-height="false"/>
    </style:style>
    <style:style style:name="ro2" style:family="table-row">
      <style:table-row-properties style:row-height="0.557cm" fo:break-before="auto" style:use-optimal-row-height="false"/>
    </style:style>
    <style:style style:name="ro3" style:family="table-row">
      <style:table-row-properties style:row-height="0.512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glyph-orientation-vertical="0" fo:background-color="#ffd8c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fo:background-color="transparent" fo:padding="0.071cm"/>
    </style:style>
    <style:style style:name="ce6" style:family="table-cell" style:parent-style-name="Default">
      <style:table-cell-properties fo:background-color="#ffd8ce" fo:padding="0.071cm"/>
    </style:style>
    <style:style style:name="ce7" style:family="table-cell" style:parent-style-name="Default">
      <style:table-cell-properties fo:background-color="#ffd8c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5"/>
        <table:table-column table:style-name="co5" table:number-columns-repeated="5" table:default-cell-style-name="Default"/>
        <table:table-column table:style-name="co5" table:number-columns-repeated="16375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1" office:value-type="string" calcext:value-type="string" table:number-columns-spanned="4" table:number-rows-spanned="1">
            <text:p>ID процесса (ов) A</text:p>
          </table:table-cell>
          <table:covered-table-cell table:number-columns-repeated="3"/>
          <table:table-cell office:value-type="string" calcext:value-type="string">
            <text:p>н</text:p>
          </table:table-cell>
          <table:table-cell office:value-type="string" calcext:value-type="string">
            <text:p>к</text:p>
          </table:table-cell>
          <table:table-cell/>
          <table:table-cell table:style-name="Default" table:number-columns-repeated="1637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7" office:value-type="string" calcext:value-type="string">
            <text:p>0</text:p>
          </table:table-cell>
          <table:table-cell table:formula="of:=MAX(VLOOKUP([.C2];[.A:.H];8;0);VLOOKUP([.D2];[.A:.H];8;0);VLOOKUP([.E2];[.A:.H];8;0);VLOOKUP([.F2];[.A:.H];8;0))" office:value-type="float" office:value="0" calcext:value-type="float">
            <text:p>0</text:p>
          </table:table-cell>
          <table:table-cell table:formula="of:=[.G2]+[.B2]" office:value-type="float" office:value="6" calcext:value-type="float">
            <text:p>6</text:p>
          </table:table-cell>
          <table:table-cell/>
          <table:table-cell table:style-name="Default" table:number-columns-repeated="16375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7" office:value-type="string" calcext:value-type="string">
            <text:p>0</text:p>
          </table:table-cell>
          <table:table-cell table:formula="of:=MAX(VLOOKUP([.C3];[.A:.H];8;0);VLOOKUP([.D3];[.A:.H];8;0);VLOOKUP([.E3];[.A:.H];8;0);VLOOKUP([.F3];[.A:.H];8;0))" office:value-type="float" office:value="0" calcext:value-type="float">
            <text:p>0</text:p>
          </table:table-cell>
          <table:table-cell table:formula="of:=[.G3]+[.B3]" office:value-type="float" office:value="4" calcext:value-type="float">
            <text:p>4</text:p>
          </table:table-cell>
          <table:table-cell/>
          <table:table-cell table:style-name="Default" table:number-columns-repeated="16375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7" office:value-type="string" calcext:value-type="string">
            <text:p>0</text:p>
          </table:table-cell>
          <table:table-cell table:formula="of:=MAX(VLOOKUP([.C4];[.A:.H];8;0);VLOOKUP([.D4];[.A:.H];8;0);VLOOKUP([.E4];[.A:.H];8;0);VLOOKUP([.F4];[.A:.H];8;0))" office:value-type="float" office:value="6" calcext:value-type="float">
            <text:p>6</text:p>
          </table:table-cell>
          <table:table-cell table:formula="of:=[.G4]+[.B4]" office:value-type="float" office:value="7" calcext:value-type="float">
            <text:p>7</text:p>
          </table:table-cell>
          <table:table-cell/>
          <table:table-cell table:style-name="Default" table:number-columns-repeated="16375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7" office:value-type="string" calcext:value-type="string">
            <text:p>0</text:p>
          </table:table-cell>
          <table:table-cell table:formula="of:=MAX(VLOOKUP([.C5];[.A:.H];8;0);VLOOKUP([.D5];[.A:.H];8;0);VLOOKUP([.E5];[.A:.H];8;0);VLOOKUP([.F5];[.A:.H];8;0))" office:value-type="float" office:value="4" calcext:value-type="float">
            <text:p>4</text:p>
          </table:table-cell>
          <table:table-cell table:formula="of:=[.G5]+[.B5]" office:value-type="float" office:value="7" calcext:value-type="float">
            <text:p>7</text:p>
          </table:table-cell>
          <table:table-cell/>
          <table:table-cell table:style-name="Default" table:number-columns-repeated="1637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7" office:value-type="string" calcext:value-type="string">
            <text:p>0</text:p>
          </table:table-cell>
          <table:table-cell table:formula="of:=MAX(VLOOKUP([.C6];[.A:.H];8;0);VLOOKUP([.D6];[.A:.H];8;0);VLOOKUP([.E6];[.A:.H];8;0);VLOOKUP([.F6];[.A:.H];8;0))" office:value-type="float" office:value="7" calcext:value-type="float">
            <text:p>7</text:p>
          </table:table-cell>
          <table:table-cell table:formula="of:=[.G6]+[.B6]" office:value-type="float" office:value="23" calcext:value-type="float">
            <text:p>23</text:p>
          </table:table-cell>
          <table:table-cell/>
          <table:table-cell table:style-name="Default" table:number-columns-repeated="16375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0</text:p>
          </table:table-cell>
          <table:table-cell table:formula="of:=MAX(VLOOKUP([.C7];[.A:.H];8;0);VLOOKUP([.D7];[.A:.H];8;0);VLOOKUP([.E7];[.A:.H];8;0);VLOOKUP([.F7];[.A:.H];8;0))" office:value-type="float" office:value="23" calcext:value-type="float">
            <text:p>23</text:p>
          </table:table-cell>
          <table:table-cell table:formula="of:=[.G7]+[.B7]" office:value-type="float" office:value="24" calcext:value-type="float">
            <text:p>24</text:p>
          </table:table-cell>
          <table:table-cell/>
          <table:table-cell table:style-name="Default" table:number-columns-repeated="16375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formula="of:=MAX(VLOOKUP([.C8];[.A:.H];8;0);VLOOKUP([.D8];[.A:.H];8;0);VLOOKUP([.E8];[.A:.H];8;0);VLOOKUP([.F8];[.A:.H];8;0))" office:value-type="float" office:value="7" calcext:value-type="float">
            <text:p>7</text:p>
          </table:table-cell>
          <table:table-cell table:formula="of:=[.G8]+[.B8]" office:value-type="float" office:value="10" calcext:value-type="float">
            <text:p>10</text:p>
          </table:table-cell>
          <table:table-cell/>
          <table:table-cell table:style-name="Default" table:number-columns-repeated="16375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7" office:value-type="string" calcext:value-type="string">
            <text:p>0</text:p>
          </table:table-cell>
          <table:table-cell table:formula="of:=MAX(VLOOKUP([.C9];[.A:.H];8;0);VLOOKUP([.D9];[.A:.H];8;0);VLOOKUP([.E9];[.A:.H];8;0);VLOOKUP([.F9];[.A:.H];8;0))" office:value-type="float" office:value="0" calcext:value-type="float">
            <text:p>0</text:p>
          </table:table-cell>
          <table:table-cell table:formula="of:=[.G9]+[.B9]" office:value-type="float" office:value="1" calcext:value-type="float">
            <text:p>1</text:p>
          </table:table-cell>
          <table:table-cell/>
          <table:table-cell table:style-name="Default" table:number-columns-repeated="16375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7" office:value-type="string" calcext:value-type="string">
            <text:p>0</text:p>
          </table:table-cell>
          <table:table-cell table:formula="of:=MAX(VLOOKUP([.C10];[.A:.H];8;0);VLOOKUP([.D10];[.A:.H];8;0);VLOOKUP([.E10];[.A:.H];8;0);VLOOKUP([.F10];[.A:.H];8;0))" office:value-type="float" office:value="0" calcext:value-type="float">
            <text:p>0</text:p>
          </table:table-cell>
          <table:table-cell table:formula="of:=[.G10]+[.B10]" office:value-type="float" office:value="6" calcext:value-type="float">
            <text:p>6</text:p>
          </table:table-cell>
          <table:table-cell/>
          <table:table-cell table:style-name="Default" table:number-columns-repeated="16375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0</text:p>
          </table:table-cell>
          <table:table-cell table:formula="of:=MAX(VLOOKUP([.C11];[.A:.H];8;0);VLOOKUP([.D11];[.A:.H];8;0);VLOOKUP([.E11];[.A:.H];8;0);VLOOKUP([.F11];[.A:.H];8;0))" office:value-type="float" office:value="24" calcext:value-type="float">
            <text:p>24</text:p>
          </table:table-cell>
          <table:table-cell table:formula="of:=[.G11]+[.B11]" office:value-type="float" office:value="28" calcext:value-type="float">
            <text:p>28</text:p>
          </table:table-cell>
          <table:table-cell/>
          <table:table-cell table:style-name="Default" table:number-columns-repeated="16375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7" office:value-type="string" calcext:value-type="string">
            <text:p>0</text:p>
          </table:table-cell>
          <table:table-cell table:formula="of:=MAX(VLOOKUP([.C12];[.A:.H];8;0);VLOOKUP([.D12];[.A:.H];8;0);VLOOKUP([.E12];[.A:.H];8;0);VLOOKUP([.F12];[.A:.H];8;0))" office:value-type="float" office:value="0" calcext:value-type="float">
            <text:p>0</text:p>
          </table:table-cell>
          <table:table-cell table:formula="of:=[.G12]+[.B12]" office:value-type="float" office:value="4" calcext:value-type="float">
            <text:p>4</text:p>
          </table:table-cell>
          <table:table-cell/>
          <table:table-cell table:style-name="Default" table:number-columns-repeated="16375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7" office:value-type="string" calcext:value-type="string">
            <text:p>0</text:p>
          </table:table-cell>
          <table:table-cell table:formula="of:=MAX(VLOOKUP([.C13];[.A:.H];8;0);VLOOKUP([.D13];[.A:.H];8;0);VLOOKUP([.E13];[.A:.H];8;0);VLOOKUP([.F13];[.A:.H];8;0))" office:value-type="float" office:value="23" calcext:value-type="float">
            <text:p>23</text:p>
          </table:table-cell>
          <table:table-cell table:style-name="ce7" table:formula="of:=[.G13]+[.B13]" office:value-type="float" office:value="28" calcext:value-type="float">
            <text:p>28</text:p>
          </table:table-cell>
          <table:table-cell/>
          <table:table-cell table:style-name="Default" table:number-columns-repeated="16375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5"/>
        </table:table-row>
        <table:table-row table:style-name="ro3" table:number-rows-repeated="1048561">
          <table:table-cell table:number-columns-repeated="9"/>
          <table:table-cell table:style-name="Default" table:number-columns-repeated="16375"/>
        </table:table-row>
        <table:table-row table:style-name="ro3">
          <table:table-cell table:number-columns-repeated="9"/>
          <table:table-cell table:style-name="Default" table:number-columns-repeated="1637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₽</number:text>
    </number:number-style>
    <number:number-style style:name="N114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₽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₽</number:text>
    </number:number-style>
    <number:number-style style:name="N116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₽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2P2" style:volatile="true">
      <number:text loext:blank-width-char="-"> </number:text>
      <number:fill-character> </number:fill-character>
      <number:text loext:blank-width-char="-1">- </number:text>
    </number:number-style>
    <number:text-style style:name="N122">
      <number:text loext:blank-width-char="-"> </number:text>
      <number:text-content/>
      <number:text loext:blank-width-char="-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23P2" style:volatile="true">
      <number:text loext:blank-width-char="-"> </number:text>
      <number:fill-character> </number:fill-character>
      <number:text loext:blank-width-char="-3">- ₽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2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₽ </number:text>
    </number:number-style>
    <number:text-style style:name="N125">
      <number:text loext:blank-width-char="-"> </number:text>
      <number:text-content/>
      <number:text loext:blank-width-char="-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₽1_-3">   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₽1_-3">    </number:text>
    </number:number-style>
    <number:number-style style:name="N130P2" style:volatile="true">
      <number:text loext:blank-width-char="-"> </number:text>
      <number:fill-character> </number:fill-character>
      <number:text loext:blank-width-char="₽2_-4">-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₽1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₽1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₽1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2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Пользователь Windows</meta:initial-creator>
    <meta:creation-date>2022-09-01T04:20:29</meta:creation-date>
    <dc:date>2025-12-12T19:49:50.285016037</dc:date>
    <meta:editing-duration>PT4M22S</meta:editing-duration>
    <meta:editing-cycles>1</meta:editing-cycles>
    <meta:document-statistic meta:table-count="1" meta:cell-count="103" meta:object-count="0"/>
    <meta:generator>LibreOffice/25.8.3.2$Linux_X86_64 LibreOffice_project/5ee70f9e60a556cf41458d71cbfa54885591385a</meta:generator>
  </office:meta>
</office:document-meta>
</file>